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list-style-name="L1"/>
    <style:style style:name="P2" style:family="paragraph" style:parent-style-name="Preformatted_20_Text" style:list-style-name="L2"/>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Exercises for CfF-2022 Q1</text:h>
      <text:p text:style-name="Preformatted_20_Text"/>
      <text:h text:style-name="Heading_20_2" text:outline-level="2">actual</text:h>
      <text:list xml:id="list8986605903650901014" text:style-name="L1">
        <text:list-item>
          <text:p text:style-name="P1">vector-1</text:p>
        </text:list-item>
        <text:list-item>
          <text:p text:style-name="P1">vector-2</text:p>
        </text:list-item>
        <text:list-item>
          <text:p text:style-name="P1">string-1</text:p>
        </text:list-item>
        <text:list-item>
          <text:p text:style-name="P1">string-2</text:p>
        </text:list-item>
      </text:list>
      <text:h text:style-name="Heading_20_2" text:outline-level="2">to add</text:h>
      <text:list xml:id="list602284833455234494" text:style-name="L2">
        <text:list-item>
          <text:p text:style-name="P2">vector containers</text:p>
          <text:list>
            <text:list-item>
              <text:p text:style-name="P2">.assign()</text:p>
            </text:list-item>
            <text:list-item>
              <text:p text:style-name="P2">.at()</text:p>
            </text:list-item>
            <text:list-item>
              <text:p text:style-name="P2">.clear()</text:p>
            </text:list-item>
            <text:list-item>
              <text:p text:style-name="P2">.empty()</text:p>
            </text:list-item>
            <text:list-item>
              <text:p text:style-name="P2">trigger out of range error using .at()</text:p>
            </text:list-item>
            <text:list-item>
              <text:p text:style-name="P2">trigger out of rang error using []</text:p>
            </text:list-item>
          </text:list>
        </text:list-item>
        <text:list-item>
          <text:p text:style-name="P2">for-loop()</text:p>
        </text:list-item>
        <text:list-item>
          <text:p text:style-name="P2">for-range-loop()</text:p>
        </text:list-item>
        <text:list-item>
          <text:p text:style-name="P2">array containers</text:p>
        </text:list-item>
        <text:list-item>
          <text:p text:style-name="P2">string</text:p>
          <text:list>
            <text:list-item>
              <text:p text:style-name="P2">.append()</text:p>
            </text:list-item>
          </text:list>
        </text:list-item>
        <text:list-item>
          <text:p text:style-name="P2">Exercise 5-1. Write a program that outputs the squares of the odd integers from 1 up to a limit that is entered by the user. </text:p>
        </text:list-item>
        <text:list-item>
          <text:p text:style-name="P2">Exercise 5-2. Write a program that uses a while loop to accumulate the sum of an arbitrary number of integers entered by the user. After every iteration, ask the user whether he or she is done entering numbers. The program should output the total of all the values and the overall average as a floating-point value. Exercise 5-3. Create a program that uses a do-while loop to count the number of nonwhitespace characters entered on a line. The count should end when the first # character is found. </text:p>
        </text:list-item>
        <text:list-item>
          <text:p text:style-name="P2">Exercise 5-4. Use std::cin.getline(…) to obtain a C-style string of maximum 1,000 characters from the user. Count the number of characters the user entered using an appropriate loop. Next, write a second loop that prints out all characters, one by one, but in a reverse order. </text:p>
        </text:list-item>
        <text:list-item>
          <text:p text:style-name="P2">Exercise 5-5. Write a program equivalent to that of Exercise 5-4, except for the following: If before you used a for loop to count the characters, you now use while, or vice versa. This time you should first reverse the characters in the array, before printing them out left to right (for the sake of the exercise you could still use a loop to print out the characters one by one) </text:p>
        </text:list-item>
        <text:list-item>
          <text:p text:style-name="P2">Exercise 5-6. Create a vector&lt;&gt; container with elements containing the integers from 1 to an arbitrary upper bound entered by the user. Output the elements from the vector that contain values that are not multiples of 7 or 13. Output them 10 on a line, aligned in columns. </text:p>
        </text:list-item>
        <text:list-item>
          <text:p text:style-name="P2">Exercise 5-7. Write a program that will read and store an arbitrary sequence of records relating to products. Each record includes three items of data—an integer product number, a quantity, and a unit price. For product number 1001, the quantity is 25, and the unit price is $9.95. Because you do not know yet how to create compound types, simply use three different array-like sequences to represent these records. The program should output each product on a separate line and include the total cost. The last line should output the total cost for all products. Columns should align, so the output should be something like this: Product Quantity Unit Price Cost 1001 25 $9.95 $248.75 1003 10 $15.50 $155.00 $403.75 </text:p>
        </text:list-item>
        <text:list-item>
          <text:p text:style-name="P2"><text:soft-page-break/>Exercise 5-8. The famous Fibonacci series is a sequence of integers with the first two values as 1 and the subsequent values as the sum of the two preceding values. So, it begins 1, 1, 2, 3, 5, 8, 13, and so on. This is not just a mathematical curiosity. The sequence also regularly appears in biological settings, for instance. It relates to the way shells grow in a spiral, and the number of petals on many flowers is a number from this sequence. Create an array&lt;&gt; container with 93 elements. Store the first 93 numbers in the Fibonacci series in the array and then output them one per line. Any idea why we’d be asking you to generate 93 Fibonacci numbers and not, say, 100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2-02-11T04:43:27.14</dc:date>
    <dc:creator>w.w. w.</dc:creator>
    <meta:generator>OpenOffice/4.1.7$Win32 OpenOffice.org_project/417m1$Build-9800</meta:generator>
    <meta:editing-duration>PT2H2M45S</meta:editing-duration>
    <meta:editing-cycles>2</meta:editing-cycles>
    <meta:document-statistic meta:table-count="0" meta:image-count="0" meta:object-count="0" meta:page-count="2" meta:paragraph-count="26" meta:word-count="583" meta:character-count="3214"/>
  </office:meta>
</office:document-meta>
</file>